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2_re_park_signal_island_RTB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6" table:default-cell-style-name="Default"/>
        <table:table-row table:style-name="ro1">
          <table:table-cell table:formula="of:=[.H1]-[.$H$1]+[.$K$1]" office:value-type="float" office:value="-106" calcext:value-type="float">
            <text:p>-106</text:p>
          </table:table-cell>
          <table:table-cell table:formula="of:=[.I1]-[.$I$1]+[.$L$1]" office:value-type="float" office:value="64" calcext:value-type="float">
            <text:p>64</text:p>
          </table:table-cell>
          <table:table-cell office:value-type="float" office:value="-87.5385" calcext:value-type="float">
            <text:p>-87.5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33.182" calcext:value-type="float">
            <text:p>-233.182</text:p>
          </table:table-cell>
          <table:table-cell office:value-type="float" office:value="63.8799" calcext:value-type="float">
            <text:p>63.8799</text:p>
          </table:table-cell>
          <table:table-cell/>
          <table:table-cell office:value-type="float" office:value="-106" calcext:value-type="float">
            <text:p>-1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H2]-[.$H$1]+[.$K$1]" office:value-type="float" office:value="-104.231" calcext:value-type="float">
            <text:p>-104.231</text:p>
          </table:table-cell>
          <table:table-cell table:formula="of:=[.I2]-[.$I$1]+[.$L$1]" office:value-type="float" office:value="61.5027" calcext:value-type="float">
            <text:p>61.5027</text:p>
          </table:table-cell>
          <table:table-cell office:value-type="float" office:value="-84.9671" calcext:value-type="float">
            <text:p>-84.96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1.413" calcext:value-type="float">
            <text:p>-231.413</text:p>
          </table:table-cell>
          <table:table-cell office:value-type="float" office:value="61.3826" calcext:value-type="float">
            <text:p>61.3826</text:p>
          </table:table-cell>
          <table:table-cell table:number-columns-repeated="3"/>
        </table:table-row>
        <table:table-row table:style-name="ro1">
          <table:table-cell table:formula="of:=[.H3]-[.$H$1]+[.$K$1]" office:value-type="float" office:value="-104.231" calcext:value-type="float">
            <text:p>-104.231</text:p>
          </table:table-cell>
          <table:table-cell table:formula="of:=[.I3]-[.$I$1]+[.$L$1]" office:value-type="float" office:value="60.5027" calcext:value-type="float">
            <text:p>60.5027</text:p>
          </table:table-cell>
          <table:table-cell office:value-type="float" office:value="-84.9671" calcext:value-type="float">
            <text:p>-84.96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31.413" calcext:value-type="float">
            <text:p>-231.413</text:p>
          </table:table-cell>
          <table:table-cell office:value-type="float" office:value="60.3826" calcext:value-type="float">
            <text:p>60.38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8T21:43:18.068990621</dc:date>
    <meta:editing-duration>PT7M45S</meta:editing-duration>
    <meta:editing-cycles>4</meta:editing-cycles>
    <meta:generator>LibreOffice/7.3.7.2$Linux_X86_64 LibreOffice_project/30$Build-2</meta:generator>
    <meta:document-statistic meta:table-count="1" meta:cell-count="26" meta:object-count="0"/>
  </office:meta>
</office:document-meta>
</file>